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="" draw:marker-start-width="0.2cm" draw:marker-end="Arrowheads_20_4" draw:marker-end-width="0.2cm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cm" draw:marker-start="" draw:marker-start-width="0.2cm" draw:marker-end="Arrowheads_20_4" draw:marker-end-width="0.2cm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cm" draw:marker-start-width="0.2cm" draw:marker-end-width="0.2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width="0cm" svg:stroke-color="#000000" draw:marker-start="" draw:marker-start-width="0.2cm" draw:marker-end="Arrowheads_20_4" draw:marker-end-width="0.2cm" draw:fill="none" draw:fill-color="#ffffff" draw:textarea-horizontal-align="left" draw:auto-grow-height="true" draw:auto-grow-width="false" fo:min-height="0.651cm" fo:min-width="4.828cm"/>
    </style:style>
    <style:style style:name="gr5" style:family="graphic" style:parent-style-name="standard">
      <style:graphic-properties draw:stroke="none" svg:stroke-width="0cm" svg:stroke-color="#000000" draw:marker-start="" draw:marker-start-width="0.2cm" draw:marker-end="Arrowheads_20_4" draw:marker-end-width="0.2cm" draw:fill="none" draw:fill-color="#ffffff" draw:textarea-horizontal-align="left" draw:auto-grow-height="true" draw:auto-grow-width="false" fo:min-height="0.651cm" fo:min-width="3.161cm"/>
    </style:style>
    <style:style style:name="gr6" style:family="graphic" style:parent-style-name="standard">
      <style:graphic-properties draw:stroke="none" svg:stroke-width="0cm" svg:stroke-color="#000000" draw:marker-start="" draw:marker-start-width="0.2cm" draw:marker-end="Arrowheads_20_4" draw:marker-end-width="0.2cm" draw:fill="none" draw:fill-color="#ffffff" draw:textarea-horizontal-align="left" draw:auto-grow-height="true" draw:auto-grow-width="false" fo:min-height="0.651cm" fo:min-width="3.828cm"/>
    </style:style>
    <style:style style:name="gr7" style:family="graphic" style:parent-style-name="standard">
      <style:graphic-properties svg:stroke-width="0cm" draw:marker-start="" draw:marker-start-width="0.2cm" draw:marker-end="Arrowheads_20_4" draw:marker-end-width="0.3cm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cm" svg:stroke-color="#000000" draw:marker-start="" draw:marker-start-width="0.2cm" draw:marker-end="Arrowheads_20_4" draw:marker-end-width="0.2cm" draw:fill="none" draw:fill-color="#ffffff" draw:textarea-horizontal-align="left" draw:auto-grow-height="true" draw:auto-grow-width="false" fo:min-height="0.296cm" fo:min-width="3.828cm"/>
    </style:style>
    <style:style style:name="gr9" style:family="graphic" style:parent-style-name="standard">
      <style:graphic-properties svg:stroke-width="0cm" draw:marker-start="Arrowheads_20_4" draw:marker-start-width="0.3cm" draw:marker-end="Arrowheads_20_4" draw:marker-end-width="0.3cm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3.6999998092651pt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family="'Nimbus Mono L'" style:font-family-generic="modern" style:font-pitch="fixed" fo:font-size="9.19999980926514pt"/>
    </style:style>
    <style:style style:name="P6" style:family="paragraph">
      <style:paragraph-properties fo:margin-left="0cm" fo:margin-right="0cm" fo:text-align="center" fo:text-indent="0cm"/>
      <style:text-properties fo:font-family="'Nimbus Mono L'" style:font-family-generic="modern" style:font-pitch="fixed" fo:font-size="9.19999980926514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family="'Nimbus Mono L'" style:font-family-generic="modern" style:font-pitch="fixed" fo:font-size="12pt"/>
    </style:style>
    <style:style style:name="P9" style:family="paragraph">
      <style:paragraph-properties fo:text-align="center"/>
      <style:text-properties fo:font-family="'Nimbus Mono L'" style:font-family-generic="modern" style:font-pitch="fixed" fo:font-size="12pt"/>
    </style:style>
    <style:style style:name="T1" style:family="text">
      <style:text-properties fo:font-size="13.6999998092651pt"/>
    </style:style>
    <style:style style:name="T2" style:family="text">
      <style:text-properties fo:font-size="12pt"/>
    </style:style>
    <style:style style:name="T3" style:family="text">
      <style:text-properties fo:font-family="'Nimbus Mono L'" style:font-family-generic="modern" style:font-pitch="fixed" fo:font-size="12pt"/>
    </style:style>
    <style:style style:name="T4" style:family="text">
      <style:text-properties fo:font-family="'Nimbus Mono L'" style:font-family-generic="modern" style:font-pitch="fixed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611cm" svg:height="1.091cm" svg:x="4.114cm" svg:y="3.189cm">
          <text:p text:style-name="P1"><text:span text:style-name="T1">TSP/ATS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11cm" svg:height="1.091cm" svg:x="14.251cm" svg:y="3.247cm">
          <text:p text:style-name="P1"><text:span text:style-name="T1">TOU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64cm" svg:height="0.778cm" svg:x="0.871cm" svg:y="0.807cm">
          <text:p text:style-name="P1"><text:span text:style-name="T1">di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52cm" svg:height="0.817cm" svg:x="7.583cm" svg:y="0.785cm">
          <text:p text:style-name="P1"><text:span text:style-name="T1">matri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.7cm" svg:x="4.935cm" svg:y="6.035cm">
          <text:p text:style-name="P1"><text:span text:style-name="T2">TSPLIB</text:span><text:span text:style-name="T2"><text:line-break/></text:span><text:span text:style-name="T2">fi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4" draw:text-style-name="P5" draw:layer="layout" svg:width="5.328cm" svg:height="1.183cm" svg:x="1.985cm" svg:y="4.552cm">
          <draw:text-box>
            <text:p text:style-name="P4"><text:span text:style-name="T3">read_TSPLIB()</text:span></text:p>
            <text:p text:style-name="P4"><text:span text:style-name="T3">write_TSPLIB()</text:span></text:p>
          </draw:text-box>
        </draw:frame>
        <draw:frame draw:style-name="gr5" draw:text-style-name="P6" draw:layer="layout" svg:width="3.661cm" svg:height="0.901cm" svg:x="3.735cm" svg:y="1.984cm">
          <draw:text-box>
            <text:p text:style-name="P1"><text:span text:style-name="T3">as.dist()</text:span></text:p>
          </draw:text-box>
        </draw:frame>
        <draw:frame draw:style-name="gr6" draw:text-style-name="P6" draw:layer="layout" svg:width="5cm" svg:height="1.183cm" svg:x="8.135cm" svg:y="1.852cm">
          <draw:text-box>
            <text:p text:style-name="P1"><text:span text:style-name="T3">TSP()/ATSP()</text:span></text:p>
            <text:p text:style-name="P1"><text:span text:style-name="T3">as.TSP()/as.ATSP()</text:span></text:p>
          </draw:text-box>
        </draw:frame>
        <draw:custom-shape draw:style-name="gr2" draw:text-style-name="P2" draw:layer="layout" svg:width="2.852cm" svg:height="0.817cm" svg:x="14.783cm" svg:y="6.318cm">
          <text:p text:style-name="P1"><text:span text:style-name="T1">integer (vector)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6.035cm" svg:y1="4.535cm" svg:x2="16.035cm" svg:y2="6.285cm">
          <text:p/>
        </draw:line>
        <draw:frame draw:style-name="gr8" draw:text-style-name="P5" draw:layer="layout" svg:width="4.328cm" svg:height="0.717cm" svg:x="12.785cm" svg:y="4.935cm">
          <draw:text-box>
            <text:p text:style-name="P4"><text:span text:style-name="T3">as.integer()</text:span></text:p>
          </draw:text-box>
        </draw:frame>
        <draw:line draw:style-name="gr9" draw:text-style-name="P7" draw:layer="layout" svg:x1="5.985cm" svg:y1="5.885cm" svg:x2="5.985cm" svg:y2="4.385cm">
          <text:p/>
        </draw:line>
        <draw:frame draw:style-name="gr5" draw:text-style-name="P6" draw:layer="layout" svg:width="2.911cm" svg:height="1.183cm" svg:x="0.874cm" svg:y="1.835cm">
          <draw:text-box>
            <text:p text:style-name="P1"><text:span text:style-name="T3">TSP()</text:span></text:p>
            <text:p text:style-name="P1"><text:span text:style-name="T3">as.TSP()</text:span></text:p>
          </draw:text-box>
        </draw:frame>
        <draw:line draw:style-name="gr7" draw:text-style-name="P7" draw:layer="layout" svg:x1="2.385cm" svg:y1="1.635cm" svg:x2="3.735cm" svg:y2="2.835cm">
          <text:p/>
        </draw:line>
        <draw:line draw:style-name="gr7" draw:text-style-name="P7" draw:layer="layout" svg:x1="4.135cm" svg:y1="2.735cm" svg:x2="2.785cm" svg:y2="1.535cm">
          <text:p/>
        </draw:line>
        <draw:frame draw:style-name="gr5" draw:text-style-name="P6" draw:layer="layout" svg:width="3.661cm" svg:height="0.901cm" svg:x="5.285cm" svg:y="1.334cm">
          <draw:text-box>
            <text:p text:style-name="P1"><text:span text:style-name="T3">as.matrix()</text:span></text:p>
          </draw:text-box>
        </draw:frame>
        <draw:line draw:style-name="gr7" draw:text-style-name="P7" draw:layer="layout" svg:x1="7.485cm" svg:y1="2.735cm" svg:x2="8.735cm" svg:y2="1.485cm">
          <text:p/>
        </draw:line>
        <draw:line draw:style-name="gr7" draw:text-style-name="P7" draw:layer="layout" svg:x1="9.135cm" svg:y1="1.635cm" svg:x2="7.885cm" svg:y2="2.885cm">
          <text:p/>
        </draw:line>
        <draw:custom-shape draw:style-name="gr10" draw:text-style-name="P9" draw:layer="layout" svg:width="6cm" svg:height="1cm" svg:x="8.035cm" svg:y="3.235cm">
          <text:p text:style-name="P8"><text:span text:style-name="T4">solve_TSP(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4" draw:display-name="Arrowheads 4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AT" style:font-family-asian="'Nimbus Sans L'" style:font-pitch-asian="variable" style:font-size-asian="24pt" style:language-asian="en" style:country-asian="US" style:font-family-complex="'Nimbus Sans L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18.999cm" fo:page-height="8.25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0-06T11:33:59</meta:creation-date>
    <dc:creator>Michael Hahsler</dc:creator>
    <dc:date>2006-11-22T21:49:23</dc:date>
    <dc:language>de-AT</dc:language>
    <meta:editing-cycles>13</meta:editing-cycles>
    <meta:editing-duration>PT1H6M46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